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998cm" table:align="margins"/>
    </style:style>
    <style:style style:name="Table1.A" style:family="table-column">
      <style:table-column-properties style:column-width="15.998cm" style:rel-column-width="9070*"/>
    </style:style>
    <style:style style:name="Table1.A1" style:family="table-cell">
      <style:table-cell-properties style:vertical-align="middle" fo:padding="0.176cm" fo:border="1pt solid #000000"/>
    </style:style>
    <style:style style:name="Table2" style:family="table">
      <style:table-properties style:width="15.998cm" table:align="margins"/>
    </style:style>
    <style:style style:name="Table2.A" style:family="table-column">
      <style:table-column-properties style:column-width="15.998cm" style:rel-column-width="9070*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</style:style>
    <style:style style:name="P5" style:family="paragraph" style:parent-style-name="Text_20_body">
      <style:paragraph-properties fo:margin-top="0cm" fo:margin-bottom="0cm" style:contextual-spacing="false"/>
    </style:style>
    <style:style style:name="P6" style:family="paragraph" style:parent-style-name="Text_20_body">
      <style:paragraph-properties fo:margin-top="0.212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able_20_Contents">
      <style:paragraph-properties fo:margin-top="0cm" fo:margin-bottom="0cm" style:contextual-spacing="false" fo:line-height="138%" fo:text-align="justify" style:justify-single-word="false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052a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eb601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52a53b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545454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1" style:family="text">
      <style:text-properties style:font-name="Courier New" fo:font-weight="bold"/>
    </style:style>
    <style:style style:name="T12" style:family="text">
      <style:text-properties officeooo:rsid="0055341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</text:span><text:span text:style-name="T3">5</text:span><text:span text:style-name="T1">.</text:span><text:span text:style-name="T5">3</text:span><text:span text:style-name="T4">.</text:span><text:span text:style-name="T5">1</text:span><text:span text:style-name="T2">.</text:span><text:span text:style-name="T1"> </text:span><text:span text:style-name="T5">Pintando la camiseta de colores</text:span></text:p>
      <text:p text:style-name="P2"/>
      <text:p text:style-name="P2"><text:bookmark text:name="docs-internal-guid-bdddc5da-7b2c-6965-7aa8-10078e149175"/><text:span text:style-name="T12">En este proyecto </text:span>vas a encontrar ya empezado un programa que dibuja una camiseta con dos colores. Pero hay un problema: los procedimientos <text:span text:style-name="T11">PintarConColorPrincipal</text:span> y <text:span text:style-name="T11">PintarConColorSecundario</text:span> no están hechos. Tu trabajo, entonces, es implementar esos dos procedimientos para efectivamente representar la imagen de una camiseta de fútbol. Un detalle importante es que estos procedimientos deben poner entre 0 y 4 bolitas de los colores <text:span text:style-name="T11">Rojo</text:span>, <text:span text:style-name="T11">Verde </text:span>o <text:span text:style-name="T11">Azul</text:span>; si ponés otras cosas, la vestimenta no va a servir…</text:p>
      <text:p text:style-name="P6">Experimentá con diferentes combinaciones de bolitas rojas, azules y verdes, siempre no más de 4 de cada una, para obtener diferentes camisetas. Te mostramos cómo quedaría una posible combinación de colores con y sin vestimenta:</text:p>
      <text:p text:style-name="P4"><text:span text:style-name="T10"><draw:frame draw:style-name="fr1" draw:name="Image1" text:anchor-type="as-char" svg:width="6.001cm" svg:height="4.81cm" draw:z-index="0"><draw:image xlink:href="https://lh6.googleusercontent.com/wvfb49gbS7pHt03_nIWNNDHFL6RFdCyoyvHnCCIwBEblrsMfklob3SrKNPN47gPozBkyefrR9f32N3bgPftZuovKSPYjrObRD-nMZvYUv6dq1MESgMUgA3wjtHFbCHLGMvNPjvrf" xlink:type="simple" xlink:show="embed" xlink:actuate="onLoad"/><svg:title>PintandoLaCamiseta-tableroFinalVestido.png</svg:title></draw:frame></text:span><text:span text:style-name="T10"> <text:s text:c="10"/></text:span><text:span text:style-name="T10"><draw:frame draw:style-name="fr1" draw:name="Image2" text:anchor-type="as-char" svg:width="6.001cm" svg:height="4.77cm" draw:z-index="1"><draw:image xlink:href="https://lh4.googleusercontent.com/cbSlaXt98Zo5EfMnXv-4ap1K-ZrD0vNgH94vODVvp1weTd3chZxhdNqdRRxBb6tIjHXyudlqaOP3YoLOfc95oOAXaQ6UUlB35uqJPYDW0YeO3B4HBAbS3SSScBJKFC2W63kBCFo2" xlink:type="simple" xlink:show="embed" xlink:actuate="onLoad"/><svg:title>PintandoLaCamiseta-tableroFinal.png</svg:title></draw:frame>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<text:span text:style-name="T7">Pastilla:</text:span><text:span text:style-name="T10"> </text:span><text:span text:style-name="T6">Recordatorio</text:span></text:p>
            <text:p text:style-name="P7"><text:span text:style-name="T6">No te olvides de usar las herramientas que aprendiste para no tener que repetir más veces de las necesarias el comando </text:span><text:span text:style-name="T9">Poner</text:span><text:span text:style-name="T6">.</text:span></text:p>
          </table:table-cell>
        </table:table-row>
      </table:table>
      <text:p text:style-name="P5"/>
      <table:table table:name="Table2" table:style-name="Table2">
        <table:table-column table:style-name="Table2.A"/>
        <table:table-row>
          <table:table-cell table:style-name="Table2.A1" office:value-type="string">
            <text:p text:style-name="P7"><text:span text:style-name="T7">Pastilla:</text:span><text:span text:style-name="T10"> </text:span><text:span text:style-name="T6">El dato</text:span></text:p>
            <text:p text:style-name="P7"><text:span text:style-name="T6">La codificación de colores usando Rojo, Verde y Azul se conoce como codificación RGB (por los nombres de los colores en inglés, </text:span><text:span text:style-name="T8">Red</text:span><text:span text:style-name="T6">, </text:span><text:span text:style-name="T8">Green</text:span><text:span text:style-name="T6">, </text:span><text:span text:style-name="T8">Blue</text:span><text:span text:style-name="T6">). Usualmente, esa codificación usa 3 números entre 0 y 255: 256 posibilidades, representables con 8 bits por color, 24 bits en total. Acá, en cambio, utilizamos números entre 0 y 4, obteniendo en total 5 posibilidades por color.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09-13T09:19:42.406000000</dc:date>
    <meta:editing-duration>PT3H39M59S</meta:editing-duration>
    <meta:editing-cycles>59</meta:editing-cycles>
    <meta:generator>LibreOffice/4.2.5.2$Windows_x86 LibreOffice_project/6ff819b65674ae6c83f3cbab9e4a4c2b292a7a94</meta:generator>
    <meta:document-statistic meta:table-count="2" meta:image-count="2" meta:object-count="0" meta:page-count="1" meta:paragraph-count="8" meta:word-count="210" meta:character-count="1326" meta:non-whitespace-character-count="1112"/>
  </office:meta>
</office:document-meta>
</file>